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homas H. Cormen, Charles E. Leiserson, Ronald L. Rivest, Clifford Stein." Introduction to Algorithms." Third Edition, </text:p>
      <text:p text:style-name="Standard"><text:tab/>The MIT Press, 2009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4T11:34:13.701897880</meta:creation-date>
    <dc:date>2022-03-14T11:51:30.558795314</dc:date>
    <meta:editing-duration>PT17M17S</meta:editing-duration>
    <meta:editing-cycles>1</meta:editing-cycles>
    <meta:document-statistic meta:table-count="0" meta:image-count="0" meta:object-count="0" meta:page-count="1" meta:paragraph-count="2" meta:word-count="20" meta:character-count="140" meta:non-whitespace-character-count="120"/>
    <meta:generator>LibreOffice/7.2.5.2.0$Linux_X86_64 LibreOffice_project/20$Build-2</meta:generator>
  </office:meta>
</office:document-meta>
</file>